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C0000015F4BD493951FA7A5F1.png" manifest:media-type="image/png"/>
  <manifest:file-entry manifest:full-path="Pictures/10000000000006B800000182FE04289B9E2F8CC8.png" manifest:media-type="image/png"/>
  <manifest:file-entry manifest:full-path="Pictures/10000000000006B800000182649890ABEB884664.png" manifest:media-type="image/png"/>
  <manifest:file-entry manifest:full-path="Pictures/100000000000061C0000015FADEBE8C7D22D02C9.png" manifest:media-type="image/png"/>
  <manifest:file-entry manifest:full-path="Pictures/10000000000006B800000182CF5882D42EAA6A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9.295cm" svg:height="10.449cm" svg:x="-0.095cm" svg:y="3.2cm">
          <draw:image xlink:href="Pictures/10000000000006B800000182FE04289B9E2F8CC8.png" xlink:type="simple" xlink:show="embed" xlink:actuate="onLoad">
            <text:p/>
          </draw:image>
        </draw:frame>
        <draw:frame draw:style-name="gr1" draw:text-style-name="P1" draw:layer="layout" svg:width="49.295cm" svg:height="10.449cm" svg:x="0.6cm" svg:y="14.2cm">
          <draw:image xlink:href="Pictures/10000000000006B800000182649890ABEB884664.png" xlink:type="simple" xlink:show="embed" xlink:actuate="onLoad">
            <text:p/>
          </draw:image>
        </draw:frame>
        <draw:frame draw:style-name="gr1" draw:text-style-name="P1" draw:layer="layout" svg:width="49.295cm" svg:height="10.449cm" svg:x="1.105cm" svg:y="55.4cm">
          <draw:image xlink:href="Pictures/10000000000006B800000182CF5882D42EAA6AE9.png" xlink:type="simple" xlink:show="embed" xlink:actuate="onLoad">
            <text:p/>
          </draw:image>
        </draw:frame>
        <draw:frame draw:style-name="gr2" draw:text-style-name="P2" draw:layer="layout" svg:width="8.451cm" svg:height="1.6cm" svg:x="2.466cm" svg:y="0cm">
          <draw:text-box>
            <text:p>simulacija</text:p>
          </draw:text-box>
        </draw:frame>
        <draw:frame draw:style-name="gr3" draw:text-style-name="P2" draw:layer="layout" svg:width="8.451cm" svg:height="2.783cm" svg:x="14.086cm" svg:y="0.063cm">
          <draw:text-box>
            <text:p>Krave - razporejene</text:p>
          </draw:text-box>
        </draw:frame>
        <draw:frame draw:style-name="gr4" draw:text-style-name="P2" draw:layer="layout" svg:width="8.451cm" svg:height="3.965cm" svg:x="26.058cm" svg:y="0cm">
          <draw:text-box>
            <text:p>Krave – razporejene</text:p>
            <text:p>Brez PB</text:p>
          </draw:text-box>
        </draw:frame>
        <draw:frame draw:style-name="gr3" draw:text-style-name="P2" draw:layer="layout" svg:width="8.451cm" svg:height="2.783cm" svg:x="38.382cm" svg:y="0cm">
          <draw:text-box>
            <text:p>Krave – aktivne</text:p>
          </draw:text-box>
        </draw:frame>
        <draw:frame draw:style-name="gr1" draw:text-style-name="P1" draw:layer="layout" svg:width="46.974cm" svg:height="10.541cm" svg:x="1.426cm" svg:y="38.859cm">
          <draw:image xlink:href="Pictures/100000000000061C0000015FADEBE8C7D22D02C9.png" xlink:type="simple" xlink:show="embed" xlink:actuate="onLoad">
            <text:p/>
          </draw:image>
        </draw:frame>
        <draw:frame draw:style-name="gr1" draw:text-style-name="P1" draw:layer="layout" svg:width="46.347cm" svg:height="10.4cm" svg:x="1.253cm" svg:y="27.2cm">
          <draw:image xlink:href="Pictures/100000000000061C0000015F4BD493951FA7A5F1.png" xlink:type="simple" xlink:show="embed" xlink:actuate="onLoad">
            <text:p/>
          </draw:image>
        </draw:frame>
        <draw:frame draw:style-name="gr5" draw:text-style-name="P2" draw:layer="layout" svg:width="14cm" svg:height="0.962cm" svg:x="0.2cm" svg:y="2cm">
          <draw:text-box>
            <text:p>GENOTIPI</text:p>
          </draw:text-box>
        </draw:frame>
        <draw:frame draw:style-name="gr5" draw:text-style-name="P2" draw:layer="layout" svg:width="14cm" svg:height="0.962cm" svg:x="0cm" svg:y="26.038cm">
          <draw:text-box>
            <text:p>FENOTIPI</text:p>
          </draw:text-box>
        </draw:frame>
        <draw:frame draw:style-name="gr5" draw:text-style-name="P2" draw:layer="layout" svg:width="14cm" svg:height="0.962cm" svg:x="0.2cm" svg:y="53.238cm">
          <draw:text-box>
            <text:p>TOČNOSTI</text:p>
          </draw:text-box>
        </draw:frame>
        <draw:frame draw:style-name="gr5" draw:text-style-name="P2" draw:layer="layout" svg:width="5.6cm" svg:height="0.962cm" svg:x="39.6cm" svg:y="3.8cm">
          <draw:text-box>
            <text:p>10,276</text:p>
          </draw:text-box>
        </draw:frame>
        <draw:frame draw:style-name="gr5" draw:text-style-name="P2" draw:layer="layout" svg:width="5.6cm" svg:height="0.962cm" svg:x="39.6cm" svg:y="3.8cm">
          <draw:text-box>
            <text:p>10,276</text:p>
          </draw:text-box>
        </draw:frame>
        <draw:frame draw:style-name="gr6" draw:text-style-name="P2" draw:layer="layout" svg:width="5.8cm" svg:height="2.384cm" svg:x="38.2cm" svg:y="28cm">
          <draw:text-box>
            <text:p>10,000 živali s Ph</text:p>
            <text:p>21,318 Ph</text:p>
          </draw:text-box>
        </draw:frame>
        <draw:frame draw:style-name="gr5" draw:text-style-name="P2" draw:layer="layout" svg:width="5.6cm" svg:height="0.962cm" svg:x="26.8cm" svg:y="4.038cm">
          <draw:text-box>
            <text:p>9,374</text:p>
          </draw:text-box>
        </draw:frame>
        <draw:frame draw:style-name="gr5" draw:text-style-name="P2" draw:layer="layout" svg:width="5.6cm" svg:height="0.962cm" svg:x="14.4cm" svg:y="4cm">
          <draw:text-box>
            <text:p>9,612</text:p>
          </draw:text-box>
        </draw:frame>
        <draw:frame draw:style-name="gr6" draw:text-style-name="P2" draw:layer="layout" svg:width="5.8cm" svg:height="2.384cm" svg:x="15cm" svg:y="28cm">
          <draw:text-box>
            <text:p>9,336 živali s Ph</text:p>
            <text:p>24,159 Ph</text:p>
          </draw:text-box>
        </draw:frame>
        <draw:frame draw:style-name="gr6" draw:text-style-name="P2" draw:layer="layout" svg:width="5.8cm" svg:height="2.384cm" svg:x="26.6cm" svg:y="27.816cm">
          <draw:text-box>
            <text:p>9,274 živali s Ph</text:p>
            <text:p>24,052 Ph</text:p>
          </draw:text-box>
        </draw:frame>
        <draw:frame draw:style-name="gr5" draw:text-style-name="P2" draw:layer="layout" svg:width="5.6cm" svg:height="0.962cm" svg:x="1.8cm" svg:y="4cm">
          <draw:text-box>
            <text:p>13,541</text:p>
          </draw:text-box>
        </draw:frame>
        <draw:frame draw:style-name="gr6" draw:text-style-name="P2" draw:layer="layout" svg:width="5.8cm" svg:height="2.384cm" svg:x="3cm" svg:y="27.6cm">
          <draw:text-box>
            <text:p>12,521 živali s Ph</text:p>
            <text:p>34,760 Ph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59999847412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333cm" fo:margin-bottom="0cm" fo:text-indent="0cm"/>
      <style:text-properties fo:font-size="93.3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cm" fo:margin-bottom="0cm" fo:text-indent="0cm"/>
      <style:text-properties fo:font-size="8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66cm" fo:margin-bottom="0cm" fo:text-indent="0cm"/>
      <style:text-properties fo:font-size="6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6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cm" fo:page-height="7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1cm" svg:height="7.575cm" svg:x="2.794cm" svg:y="2.485cm"/>
      <draw:page-thumbnail draw:layer="backgroundobjects" svg:width="5.41cm" svg:height="7.575cm" svg:x="2.794cm" svg:y="11.061cm"/>
      <draw:page-thumbnail draw:layer="backgroundobjects" svg:width="5.41cm" svg:height="7.575cm" svg:x="2.794cm" svg:y="19.637cm"/>
      <draw:page-thumbnail draw:layer="backgroundobjects" svg:width="5.41cm" svg:height="7.575cm" svg:x="12.794cm" svg:y="2.485cm"/>
      <draw:page-thumbnail draw:layer="backgroundobjects" svg:width="5.41cm" svg:height="7.575cm" svg:x="12.794cm" svg:y="11.061cm"/>
      <draw:page-thumbnail draw:layer="backgroundobjects" svg:width="5.41cm" svg:height="7.575cm" svg:x="12.794cm" svg:y="19.637cm"/>
    </style:handout-master>
    <style:master-page style:name="Default" style:page-layout-name="PM1" draw:style-name="Mdp1">
      <draw:frame presentation:style-name="Default-title" draw:layer="backgroundobjects" svg:width="44.998cm" svg:height="11.687cm" svg:x="2.5cm" svg:y="2.79cm" presentation:class="title" presentation:placeholder="true">
        <draw:text-box/>
      </draw:frame>
      <draw:frame presentation:style-name="Default-outline1" draw:layer="backgroundobjects" svg:width="44.998cm" svg:height="40.597cm" svg:x="2.5cm" svg:y="16.38cm" presentation:class="outline" presentation:placeholder="true">
        <draw:text-box/>
      </draw:frame>
      <draw:frame presentation:style-name="Mpr1" draw:text-style-name="MP2" draw:layer="backgroundobjects" svg:width="11.648cm" svg:height="4.827cm" svg:x="2.5cm" svg:y="63.7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5.848cm" svg:height="4.827cm" svg:x="17.1cm" svg:y="63.7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648cm" svg:height="4.827cm" svg:x="35.85cm" svg:y="63.7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3:52:31.819318284</meta:creation-date>
    <dc:date>2017-12-08T15:43:59.664591915</dc:date>
    <meta:editing-duration>PT1H41M17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